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fr1" style:family="graphic" style:parent-style-name="OLE">
      <style:graphic-properties fo:margin-left="0in" fo:margin-right="0in" fo:margin-top="0in" fo:margin-bottom="0in" style:vertical-pos="top" style:vertical-rel="baseline" fo:padding="0in" fo:border="none" draw:frame-display-border="tru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chatgpt.com/#main" text:style-name="Internet_20_link" text:visited-style-name="Visited_20_Internet_20_Link">Skip to content</text:a></text:p>
      <text:section text:style-name="Sect1" text:name="thread">
        <text:p text:style-name="Standard"/>
      </text:section>
      <text:h text:style-name="Heading_20_5" text:outline-level="5">You said:</text:h>
      <text:p text:style-name="Text_20_body">propose a governmental framework for all nations and all humans </text:p>
      <text:h text:style-name="Heading_20_6" text:outline-level="6">ChatGPT said:</text:h>
      <text:p text:style-name="Text_20_body">Proposing a governmental framework for <text:span text:style-name="Strong_20_Emphasis">all nations and all humans</text:span> is a deeply ambitious task—one that requires balancing <text:span text:style-name="Strong_20_Emphasis">universal principles</text:span> with the <text:span text:style-name="Strong_20_Emphasis">diversity of cultures, economies, histories, and values</text:span> around the globe.</text:p>
      <text:p text:style-name="Text_20_body">Here’s a high-level conceptual framework that could serve as a <text:span text:style-name="Strong_20_Emphasis">foundational model</text:span> for a <text:span text:style-name="Strong_20_Emphasis">global governance system</text:span>—a system that respects local autonomy while promoting shared humanity, sustainability, and justice:</text:p>
      <text:p text:style-name="Horizontal_20_Line"/>
      <text:h text:style-name="Heading_20_2" text:outline-level="2">🌍 <text:span text:style-name="Strong_20_Emphasis">Unified Global Governance Framework: “The Earth Compact”</text:span></text:h>
      <text:h text:style-name="Heading_20_3" text:outline-level="3">🔷 1. <text:span text:style-name="Strong_20_Emphasis">Core Principles</text:span></text:h>
      <text:p text:style-name="Text_20_body">This framework is built on five universal principles:</text:p>
      <text:list xml:id="list2950351074" text:style-name="L1">
        <text:list-item>
          <text:p text:style-name="P2"><text:span text:style-name="Strong_20_Emphasis">Human dignity</text:span> and individual rights</text:p>
        </text:list-item>
        <text:list-item>
          <text:p text:style-name="P2"><text:span text:style-name="Strong_20_Emphasis">Democratic participation</text:span> and subsidiarity (decisions made at the lowest competent level)</text:p>
        </text:list-item>
        <text:list-item>
          <text:p text:style-name="P2"><text:span text:style-name="Strong_20_Emphasis">Environmental stewardship</text:span> and sustainability</text:p>
        </text:list-item>
        <text:list-item>
          <text:p text:style-name="P2"><text:span text:style-name="Strong_20_Emphasis">Equity</text:span> and access to opportunity</text:p>
        </text:list-item>
        <text:list-item>
          <text:p text:style-name="P2"><text:span text:style-name="Strong_20_Emphasis">Peaceful coexistence</text:span> and conflict resolution</text:p>
        </text:list-item>
      </text:list>
      <text:p text:style-name="Horizontal_20_Line"/>
      <text:h text:style-name="Heading_20_3" text:outline-level="3">🔷 2. <text:span text:style-name="Strong_20_Emphasis">Three-Tiered Structure</text:span></text:h>
      <text:h text:style-name="Heading_20_4" text:outline-level="4">2.1. <text:span text:style-name="Strong_20_Emphasis">Global Level: Earth Assembly</text:span></text:h>
      <text:list xml:id="list294542740" text:style-name="L2">
        <text:list-item>
          <text:p text:style-name="P3"><text:span text:style-name="Strong_20_Emphasis">Institution:</text:span> <text:span text:style-name="Emphasis">United Earth Assembly (UEA)</text:span></text:p>
        </text:list-item>
        <text:list-item>
          <text:p text:style-name="P3"><text:span text:style-name="Strong_20_Emphasis">Representation:</text:span> Democratically elected representatives by global population (proportional), plus regional and indigenous representatives.</text:p>
        </text:list-item>
        <text:list-item>
          <text:p text:style-name="P3"><text:span text:style-name="Strong_20_Emphasis">Functions:</text:span></text:p>
          <text:list>
            <text:list-item>
              <text:p text:style-name="P3">Enforce basic human rights globally</text:p>
            </text:list-item>
            <text:list-item>
              <text:p text:style-name="P3">Address existential threats: climate change, pandemics, nuclear disarmament</text:p>
            </text:list-item>
            <text:list-item>
              <text:p text:style-name="P3">Regulate planetary commons: oceans, atmosphere, space</text:p>
            </text:list-item>
            <text:list-item>
              <text:p text:style-name="P3"><text:soft-page-break/>Coordinate science, emergency response, and global research</text:p>
            </text:list-item>
            <text:list-item>
              <text:p text:style-name="P3">Set global ethical standards (e.g., AI, biotech)</text:p>
            </text:list-item>
          </text:list>
        </text:list-item>
      </text:list>
      <text:h text:style-name="Heading_20_4" text:outline-level="4">2.2. <text:span text:style-name="Strong_20_Emphasis">Regional Level: Continental Federations</text:span></text:h>
      <text:list xml:id="list421547232" text:style-name="L3">
        <text:list-item>
          <text:p text:style-name="P4">Examples: African Federation, European Federation, Asian-Pacific Confederation, etc.</text:p>
        </text:list-item>
        <text:list-item>
          <text:p text:style-name="P4"><text:span text:style-name="Strong_20_Emphasis">Functions:</text:span></text:p>
          <text:list>
            <text:list-item>
              <text:p text:style-name="P4">Coordinate regional development, infrastructure, migration</text:p>
            </text:list-item>
            <text:list-item>
              <text:p text:style-name="P4">Harmonize trade and environmental policies</text:p>
            </text:list-item>
            <text:list-item>
              <text:p text:style-name="P4">Represent cultural and economic clusters within the UEA</text:p>
            </text:list-item>
          </text:list>
        </text:list-item>
      </text:list>
      <text:h text:style-name="Heading_20_4" text:outline-level="4">2.3. <text:span text:style-name="Strong_20_Emphasis">Local/National Level: Sovereign Local Governments</text:span></text:h>
      <text:list xml:id="list833946195" text:style-name="L4">
        <text:list-item>
          <text:p text:style-name="P5"><text:span text:style-name="Strong_20_Emphasis">Preserve:</text:span> Language, religion, culture, legal traditions</text:p>
        </text:list-item>
        <text:list-item>
          <text:p text:style-name="P5"><text:span text:style-name="Strong_20_Emphasis">Functions:</text:span></text:p>
          <text:list>
            <text:list-item>
              <text:p text:style-name="P5">Self-determination within a universal rights framework</text:p>
            </text:list-item>
            <text:list-item>
              <text:p text:style-name="P5">Education, health, justice systems</text:p>
            </text:list-item>
            <text:list-item>
              <text:p text:style-name="P5">Regional adaptation of global policies</text:p>
            </text:list-item>
          </text:list>
        </text:list-item>
      </text:list>
      <text:p text:style-name="Horizontal_20_Line"/>
      <text:h text:style-name="Heading_20_3" text:outline-level="3">🔷 3. <text:span text:style-name="Strong_20_Emphasis">Rights &amp; Responsibilities Charter (Global Constitution)</text:span></text:h>
      <text:list xml:id="list3926227054" text:style-name="L5">
        <text:list-item>
          <text:p text:style-name="P6"><text:span text:style-name="Strong_20_Emphasis">Modeled After:</text:span> Universal Declaration of Human Rights + Planetary Boundaries framework</text:p>
        </text:list-item>
        <text:list-item>
          <text:p text:style-name="P6"><text:span text:style-name="Strong_20_Emphasis">Enshrines:</text:span></text:p>
          <text:list>
            <text:list-item>
              <text:p text:style-name="P6">Right to life, expression, movement, education</text:p>
            </text:list-item>
            <text:list-item>
              <text:p text:style-name="P6">Protection of indigenous cultures and minority rights</text:p>
            </text:list-item>
            <text:list-item>
              <text:p text:style-name="P6">Right to a clean and safe environment</text:p>
            </text:list-item>
            <text:list-item>
              <text:p text:style-name="P6">Duty to future generations</text:p>
            </text:list-item>
          </text:list>
        </text:list-item>
      </text:list>
      <text:p text:style-name="Horizontal_20_Line"/>
      <text:h text:style-name="Heading_20_3" text:outline-level="3">🔷 4. <text:span text:style-name="Strong_20_Emphasis">Enforcement &amp; Legal System</text:span></text:h>
      <text:list xml:id="list612565958" text:style-name="L6">
        <text:list-item>
          <text:p text:style-name="P7"><text:span text:style-name="Strong_20_Emphasis">Global Court of Humanity &amp; Nature</text:span></text:p>
          <text:list>
            <text:list-item>
              <text:p text:style-name="P7">Adjudicates crimes against humanity, ecocide, corruption</text:p>
            </text:list-item>
          </text:list>
        </text:list-item>
        <text:list-item>
          <text:p text:style-name="P7"><text:span text:style-name="Strong_20_Emphasis">Transnational Civil Service</text:span></text:p>
          <text:list>
            <text:list-item>
              <text:p text:style-name="P7">Peacekeepers, environmental monitors, scientific advisors</text:p>
            </text:list-item>
          </text:list>
        </text:list-item>
        <text:list-item>
          <text:p text:style-name="P7"><text:span text:style-name="Strong_20_Emphasis">Ethical Oversight Council</text:span></text:p>
          <text:list>
            <text:list-item>
              <text:p text:style-name="P7"><text:soft-page-break/>Reviews emerging technologies and moral dilemmas</text:p>
            </text:list-item>
          </text:list>
        </text:list-item>
      </text:list>
      <text:p text:style-name="Horizontal_20_Line"/>
      <text:h text:style-name="Heading_20_3" text:outline-level="3">🔷 5. <text:span text:style-name="Strong_20_Emphasis">Global Economy &amp; Resource Equity</text:span></text:h>
      <text:list xml:id="list2158375438" text:style-name="L7">
        <text:list-item>
          <text:p text:style-name="P8"><text:span text:style-name="Strong_20_Emphasis">Planetary Resource Dividend (PRD):</text:span></text:p>
          <text:list>
            <text:list-item>
              <text:p text:style-name="P8">A basic income or service guarantee funded by taxing use of shared global resources (e.g., carbon, data, deep-sea mining)</text:p>
            </text:list-item>
          </text:list>
        </text:list-item>
        <text:list-item>
          <text:p text:style-name="P8"><text:span text:style-name="Strong_20_Emphasis">Progressive Taxation on Excess Accumulation</text:span></text:p>
          <text:list>
            <text:list-item>
              <text:p text:style-name="P8">Address wealth inequality on a planetary scale</text:p>
            </text:list-item>
          </text:list>
        </text:list-item>
        <text:list-item>
          <text:p text:style-name="P8"><text:span text:style-name="Strong_20_Emphasis">Open Innovation and Knowledge Commons</text:span></text:p>
          <text:list>
            <text:list-item>
              <text:p text:style-name="P8">Education and key technologies open to all</text:p>
            </text:list-item>
          </text:list>
        </text:list-item>
      </text:list>
      <text:p text:style-name="Horizontal_20_Line"/>
      <text:h text:style-name="Heading_20_3" text:outline-level="3">🔷 6. <text:span text:style-name="Strong_20_Emphasis">Participatory Mechanisms</text:span></text:h>
      <text:list xml:id="list915851027" text:style-name="L8">
        <text:list-item>
          <text:p text:style-name="P9"><text:span text:style-name="Strong_20_Emphasis">Global Referenda:</text:span> Citizens vote directly on key global issues</text:p>
        </text:list-item>
        <text:list-item>
          <text:p text:style-name="P9"><text:span text:style-name="Strong_20_Emphasis">Deliberative Assemblies:</text:span> Citizens’ juries and panels to guide decision-making</text:p>
        </text:list-item>
        <text:list-item>
          <text:p text:style-name="P9"><text:span text:style-name="Strong_20_Emphasis">Transparency &amp; Digital Governance Tools:</text:span> Open-source audits, real-time public dashboards, decentralized voting</text:p>
        </text:list-item>
      </text:list>
      <text:p text:style-name="Horizontal_20_Line"/>
      <text:h text:style-name="Heading_20_2" text:outline-level="2">✨ Challenges &amp; Caveats</text:h>
      <text:list xml:id="list3856388335" text:style-name="L9">
        <text:list-item>
          <text:p text:style-name="P10">Requires a <text:span text:style-name="Strong_20_Emphasis">massive cultural shift</text:span> and redefinition of sovereignty</text:p>
        </text:list-item>
        <text:list-item>
          <text:p text:style-name="P10">Likely to face <text:span text:style-name="Strong_20_Emphasis">elite resistance</text:span> and <text:span text:style-name="Strong_20_Emphasis">geopolitical rivalry</text:span></text:p>
        </text:list-item>
        <text:list-item>
          <text:p text:style-name="P10">Implementation would be <text:span text:style-name="Strong_20_Emphasis">gradual and adaptive</text:span>, likely beginning through enhanced versions of current institutions (e.g., UN reform, regional unions)</text:p>
        </text:list-item>
      </text:list>
      <text:p text:style-name="Horizontal_20_Line"/>
      <text:h text:style-name="Heading_20_2" text:outline-level="2">🔮 A Realistic Path Forward</text:h>
      <text:list xml:id="list2660470647" text:style-name="L10">
        <text:list-item>
          <text:p text:style-name="P11"><text:span text:style-name="Strong_20_Emphasis">Reform Existing Bodies</text:span> (e.g. democratize the UN)</text:p>
        </text:list-item>
        <text:list-item>
          <text:p text:style-name="P11"><text:span text:style-name="Strong_20_Emphasis">Strengthen Regional Federations</text:span> (like the EU, AU)</text:p>
        </text:list-item>
        <text:list-item>
          <text:p text:style-name="P11"><text:span text:style-name="Strong_20_Emphasis">Build Shared Norms</text:span> via education, media, and civil society</text:p>
        </text:list-item>
        <text:list-item>
          <text:p text:style-name="P11"><text:span text:style-name="Strong_20_Emphasis">Create Pilot Projects</text:span> for global citizen assemblies</text:p>
        </text:list-item>
        <text:list-item>
          <text:p text:style-name="P11"><text:span text:style-name="Strong_20_Emphasis">Establish Emergency Governance Mechanisms</text:span> for global crises</text:p>
        </text:list-item>
      </text:list>
      <text:p text:style-name="Horizontal_20_Line"><text:soft-page-break/></text:p>
      <text:p text:style-name="Text_20_body">Would you like this turned into a formal manifesto, a constitution-style document, or a more philosophical treatise?</text:p>
      <text:section text:style-name="Sect1" text:name="thread-bottom-container">
        <text:p text:style-name="Text_20_body"/>
        <text:section text:style-name="Sect1" text:name="thread-bottom">
          <text:p text:style-name="Text_20_body"/>
        </text:section>
      </text:section>
      <text:section text:style-name="Sect1" text:name="prompt-textarea">
        <text:p text:style-name="Text_20_body"/>
      </text:section>
      <text:section text:style-name="Sect1" text:name="radix-«Rmeaciap6aspqkl4mj5»">
        <text:p text:style-name="Text_20_body"/>
      </text:section>
      <text:section text:style-name="Sect1" text:name="Section1">
        <text:p text:style-name="Text_20_body"><text:bookmark text:name="thread"/></text:p>
        <text:section text:style-name="Sect1" text:name="Section2">
          <text:p text:style-name="Text_20_body"><text:bookmark text:name="thread-bottom-container"/></text:p>
          <text:section text:style-name="Sect1" text:name="Section3">
            <text:p text:style-name="Text_20_body"><text:bookmark text:name="thread-bottom"/></text:p>
          </text:section>
          <text:p text:style-name="P1">ChatGPT can make mistakes. Check important info.</text:p>
        </text:section>
      </text:section>
      <text:section text:style-name="Sect1" text:name="live-region-assertive">
        <text:p text:style-name="Text_20_body"/>
      </text:section>
      <text:section text:style-name="Sect1" text:name="live-region-polite">
        <text:p text:style-name="Text_20_body"/>
      </text:section>
      <text:p text:style-name="Text_20_body"><draw:frame draw:style-name="fr1" draw:name="Object1" text:anchor-type="as-char" svg:width="0.0161in" svg:height="0.0161in" draw:z-index="0"><draw:floating-frame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Glen</meta:initial-creator>
    <meta:creation-date>2025-07-31T17:25:12.279673082</meta:creation-date>
    <dc:date>2025-07-31T17:26:32.143977567</dc:date>
    <dc:creator>Peter Glen</dc:creator>
    <meta:editing-duration>PT1M21S</meta:editing-duration>
    <meta:editing-cycles>1</meta:editing-cycles>
    <meta:document-statistic meta:table-count="0" meta:image-count="0" meta:object-count="1" meta:page-count="4" meta:paragraph-count="74" meta:word-count="576" meta:character-count="3999" meta:non-whitespace-character-count="3549"/>
    <meta:generator>LibreOffice/7.3.7.2$Linux_X86_64 LibreOffice_project/30$Build-2</meta:generator>
  </office:meta>
</office:document-meta>
</file>